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Grass Minimum Temperatures recorded at Armagh Observatory</text:p>
      <text:p text:style-name="P1">1951-1987</text:p>
      <text:p text:style-name="P1"/>
      <text:p text:style-name="P2">Grass minimum temperatures for the period 1951-1987 were extracted from a file of Armagh Met Data originally typed in by Planetarium staff. The reasons for this are not clear to me in 2022 and I am not aware of the data being used since. Daily Grass Minimum temperatures continue to be made at Armagh and can be found on the climate website: climate.armagh.ac.uk</text:p>
      <text:p text:style-name="P2"/>
      <text:p text:style-name="P2">References: ARM/MET/00106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topher Butler</meta:initial-creator>
    <meta:creation-date>2022-01-25T11:48:47.02</meta:creation-date>
    <meta:document-statistic meta:table-count="0" meta:image-count="0" meta:object-count="0" meta:page-count="1" meta:paragraph-count="4" meta:word-count="73" meta:character-count="454"/>
    <dc:date>2022-01-25T12:03:41.44</dc:date>
    <dc:creator>Christopher Butler</dc:creator>
    <meta:editing-duration>PT14M55S</meta:editing-duration>
    <meta:editing-cycles>1</meta:editing-cycles>
    <meta:generator>OpenOffice/4.1.3$Win32 OpenOffice.org_project/413m1$Build-9783</meta:generator>
  </office:meta>
</office:document-meta>
</file>